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left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6cm" svg:height="1cm" svg:x="5.5cm" svg:y="3.5cm">
          <text:p text:style-name="P1"><text:span text:style-name="T1">LiveRange</text:span></text:p>
        </draw:rect>
        <draw:rect draw:style-name="gr2" draw:text-style-name="P4" draw:layer="layout" svg:width="6cm" svg:height="2cm" svg:x="5.5cm" svg:y="4.5cm">
          <text:p text:style-name="P3"><text:span text:style-name="T2">int start</text:span></text:p>
          <text:p text:style-name="P3"><text:span text:style-name="T2">int end</text:span></text:p>
          <text:p text:style-name="P3"><text:span text:style-name="T2">LiveRange nex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0-05-31T10:58:03.32</dc:date>
    <dc:creator>Urs Graf</dc:creator>
    <meta:editing-duration>PT00H07M20S</meta:editing-duration>
    <meta:editing-cycles>1</meta:editing-cycles>
    <meta:generator>OpenOffice.org/3.2$Win32 OpenOffice.org_project/320m12$Build-9483</meta:generator>
    <meta:document-statistic meta:object-count="2"/>
  </office:meta>
</office:document-meta>
</file>